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300000056EC1CC8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fo:padding="0.097cm" fo:border="0.5pt solid #000000"/>
    </style:style>
    <style:style style:name="Table1.2" style:family="table-row">
      <style:table-row-properties style:min-row-height="0.646cm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9638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14c6b" officeooo:paragraph-rsid="00114c6b"/>
    </style:style>
    <style:style style:name="P2" style:family="paragraph" style:parent-style-name="Standard">
      <style:text-properties officeooo:rsid="00114c6b" officeooo:paragraph-rsid="00186ef0"/>
    </style:style>
    <style:style style:name="P3" style:family="paragraph" style:parent-style-name="Standard">
      <style:text-properties officeooo:rsid="00114c6b" officeooo:paragraph-rsid="0020081d"/>
    </style:style>
    <style:style style:name="P4" style:family="paragraph" style:parent-style-name="Standard">
      <style:text-properties officeooo:paragraph-rsid="00114c6b"/>
    </style:style>
    <style:style style:name="P5" style:family="paragraph" style:parent-style-name="Standard">
      <style:text-properties officeooo:rsid="0011f232" officeooo:paragraph-rsid="0011f232"/>
    </style:style>
    <style:style style:name="P6" style:family="paragraph" style:parent-style-name="Standard">
      <style:text-properties officeooo:rsid="001312a5" officeooo:paragraph-rsid="0011f232"/>
    </style:style>
    <style:style style:name="P7" style:family="paragraph" style:parent-style-name="Standard">
      <style:text-properties officeooo:rsid="001312a5" officeooo:paragraph-rsid="0020081d"/>
    </style:style>
    <style:style style:name="P8" style:family="paragraph" style:parent-style-name="Standard">
      <style:text-properties officeooo:rsid="00150c99" officeooo:paragraph-rsid="00150c99"/>
    </style:style>
    <style:style style:name="P9" style:family="paragraph" style:parent-style-name="Standard">
      <style:text-properties officeooo:rsid="00150c99" officeooo:paragraph-rsid="001c96fc"/>
    </style:style>
    <style:style style:name="P10" style:family="paragraph" style:parent-style-name="Standard">
      <style:text-properties officeooo:paragraph-rsid="00150c99"/>
    </style:style>
    <style:style style:name="P11" style:family="paragraph" style:parent-style-name="Standard">
      <style:text-properties officeooo:rsid="0016a299" officeooo:paragraph-rsid="00186ef0"/>
    </style:style>
    <style:style style:name="P12" style:family="paragraph" style:parent-style-name="Standard">
      <style:text-properties officeooo:paragraph-rsid="0020081d"/>
    </style:style>
    <style:style style:name="P13" style:family="paragraph" style:parent-style-name="Standard">
      <style:text-properties fo:font-weight="bold" officeooo:rsid="001312a5" officeooo:paragraph-rsid="0011f232" style:font-weight-asian="bold" style:font-weight-complex="bold"/>
    </style:style>
    <style:style style:name="P14" style:family="paragraph" style:parent-style-name="Standard">
      <style:text-properties fo:font-weight="bold" officeooo:paragraph-rsid="0020081d" style:font-weight-asian="bold" style:font-weight-complex="bold"/>
    </style:style>
    <style:style style:name="P15" style:family="paragraph" style:parent-style-name="Standard">
      <style:text-properties fo:font-weight="bold" officeooo:rsid="00114c6b" officeooo:paragraph-rsid="0020081d" style:font-weight-asian="bold" style:font-weight-complex="bold"/>
    </style:style>
    <style:style style:name="P16" style:family="paragraph" style:parent-style-name="Standard">
      <style:text-properties fo:font-weight="bold" officeooo:rsid="0011f232" officeooo:paragraph-rsid="0011f232" style:font-weight-asian="bold" style:font-weight-complex="bold"/>
    </style:style>
    <style:style style:name="P17" style:family="paragraph" style:parent-style-name="Standard">
      <style:text-properties fo:font-weight="bold" officeooo:rsid="00150c99" officeooo:paragraph-rsid="00150c99" style:font-weight-asian="bold" style:font-weight-complex="bold"/>
    </style:style>
    <style:style style:name="P18" style:family="paragraph" style:parent-style-name="Table_20_Contents">
      <style:text-properties officeooo:rsid="00114c6b" officeooo:paragraph-rsid="00114c6b"/>
    </style:style>
    <style:style style:name="P19" style:family="paragraph" style:parent-style-name="Table_20_Contents">
      <style:text-properties officeooo:paragraph-rsid="00150c99"/>
    </style:style>
    <style:style style:name="P20" style:family="paragraph" style:parent-style-name="Table_20_Contents">
      <style:text-properties officeooo:paragraph-rsid="0020081d"/>
    </style:style>
    <style:style style:name="T1" style:family="text">
      <style:text-properties officeooo:rsid="0011f232"/>
    </style:style>
    <style:style style:name="T2" style:family="text">
      <style:text-properties officeooo:rsid="001312a5"/>
    </style:style>
    <style:style style:name="T3" style:family="text">
      <style:text-properties officeooo:rsid="00150c99"/>
    </style:style>
    <style:style style:name="T4" style:family="text">
      <style:text-properties officeooo:rsid="0016a299"/>
    </style:style>
    <style:style style:name="T5" style:family="text">
      <style:text-properties officeooo:rsid="001c2541"/>
    </style:style>
    <style:style style:name="T6" style:family="text">
      <style:text-properties officeooo:rsid="001c96fc"/>
    </style:style>
    <style:style style:name="T7" style:family="text">
      <style:text-properties officeooo:rsid="001d0007"/>
    </style:style>
    <style:style style:name="T8" style:family="text">
      <style:text-properties officeooo:rsid="001e9219"/>
    </style:style>
    <style:style style:name="T9" style:family="text">
      <style:text-properties officeooo:rsid="0020081d"/>
    </style:style>
    <style:style style:name="T10" style:family="text">
      <style:text-properties officeooo:rsid="00206b14"/>
    </style:style>
    <style:style style:name="T11" style:family="text">
      <style:text-properties officeooo:rsid="002084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UNIVALI – Universidade do Vale do Itajaí</text:p>
            <text:p text:style-name="Table_20_Contents">PPGC – Mestrado em Computação Aplicada</text:p>
            <text:p text:style-name="Table_20_Contents">Disciplina: Arquitetura de Computadores</text:p>
            <text:p text:style-name="Table_20_Contents">Professores: Cesar Albenes Zeferino e Douglas Rossi de Melo</text:p>
            <text:p text:style-name="P18">Aluno: Fábio Volkmann Coelho</text:p>
            <text:p text:style-name="P18">Data:<text:span text:style-name="T10">30/05/2025</text:span></text:p>
          </table:table-cell>
        </table:table-row>
        <table:table-row table:style-name="Table1.2">
          <table:table-cell table:style-name="Table1.A2" office:value-type="string">
            <text:p text:style-name="Table_20_Contents">Avaliação 01 – Programação em linguagem de montagem</text:p>
          </table:table-cell>
        </table:table-row>
      </table:table>
      <text:p text:style-name="Standard"/>
      <text:p text:style-name="P16">Enunciado:</text:p>
      <text:p text:style-name="P5">Utilizando a linguagem de montagem do RISC-V, implemente um programa que, considerando um</text:p>
      <text:p text:style-name="P5">vetor inicializado de 8 posições, determine o maior valor desse vetor e seu índice.</text:p>
      <text:p text:style-name="P6"/>
      <text:p text:style-name="P15">Código-fonte em linguagem de alto nível <text:span text:style-name="T3">C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0">#include &lt;stdio.h&gt;</text:p>
            <text:p text:style-name="P20">#include &lt;limits.h&gt;</text:p>
            <text:p text:style-name="P20"/>
            <text:p text:style-name="P20">int main() {</text:p>
            <text:p text:style-name="P20"><text:s text:c="4"/>int vetor[] = {10, 5, 30, 15, 20, 8, 45, 22};</text:p>
            <text:p text:style-name="P20"><text:s text:c="4"/>int indices = <text:span text:style-name="T2">8</text:span>;</text:p>
            <text:p text:style-name="P20"/>
            <text:p text:style-name="P20"><text:s text:c="4"/>int i = <text:span text:style-name="T1">1</text:span>; <text:s text:c="16"/></text:p>
            <text:p text:style-name="P20"><text:s text:c="4"/>int maior_valor = vetor[0]; </text:p>
            <text:p text:style-name="P20"><text:s text:c="4"/>int k = 0;</text:p>
            <text:p text:style-name="P20"/>
            <text:p text:style-name="P20"><text:s text:c="4"/>while (i &lt; indices) {</text:p>
            <text:p text:style-name="P20"><text:s text:c="8"/>if (vetor[i] &gt; maior_valor) {</text:p>
            <text:p text:style-name="P20"><text:s text:c="12"/>maior_valor = vetor[i]; // Atualiza o maior valor encontrado.</text:p>
            <text:p text:style-name="P20"><text:s text:c="12"/>k = i; <text:s text:c="17"/>// 'k' armazena o índice do maior valor atual.</text:p>
            <text:p text:style-name="P20"><text:s text:c="8"/>}</text:p>
            <text:p text:style-name="P20"><text:s text:c="8"/>i = i + 1; // Incrementa o contador do loop (alternativamente, i++;)</text:p>
            <text:p text:style-name="P20"><text:s text:c="4"/>}</text:p>
            <text:p text:style-name="P20"><text:s text:c="4"/>printf("Maior Valor: %d\n", maior_valor);</text:p>
            <text:p text:style-name="P20"><text:s text:c="4"/>printf("Indice do valor: %d\n", k);</text:p>
            <text:p text:style-name="P20"><text:s text:c="4"/>return 0;</text:p>
            <text:p text:style-name="P20">}</text:p>
          </table:table-cell>
        </table:table-row>
      </table:table>
      <text:p text:style-name="P12"/>
      <text:p text:style-name="P14"><text:span text:style-name="T3">Execução do Código acima:</text:span></text:p>
      <text:p text:style-name="P12"><draw:frame draw:style-name="fr1" draw:name="Image1" text:anchor-type="char" svg:width="17cm" svg:height="1.139cm" draw:z-index="0"><draw:image xlink:href="Pictures/100000010000050300000056EC1CC87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<text:span text:style-name="T9">Desenvolvimento do código de alto nível</text:span>:</text:p>
      <text:p text:style-name="P6"/>
      <text:p text:style-name="P6">Antes de começar com a linguagem de montagem, foi elaborado o código em linguagem de alto nível C. Essa etapa inicial teve como objetivo facilitar o entendimento da lógica necessária e, consequentemente, simplificar o processo de desenvolvimento em linguagem de montagem.</text:p>
      <text:p text:style-name="P6">Para percorrer o vetor, é possível utilizar estruturas de repetição como while ou for. Ambas executam um trecho de código repetidamente, contanto que uma condição específica seja atendida. Neste projeto, optou-se pelo uso do while. A condição para que o laço continue sua execução é a verificação de que o índice (i) seja menor que o tamanho total do vetor (indices).</text:p>
      <text:p text:style-name="P6">Assim, enquanto o índice i for menor que o tamanho do vetor, o programa acessa o valor na posição i desse vetor. Se (IF) esse valor for maior que o conteúdo da variável maior_valor (que armazena o maior número encontrado até aquele momento), então a variável maior_valor é atualizada com esse novo número, e a variável k (que guarda o índice do maior valor) também é atualizada com o valor atual de i. Ao final de cada passagem pelo laço, o valor de i é incrementado, permitindo que o programa avance para o próximo elemento do vetor.</text:p>
      <text:p text:style-name="P6">O contador i inicia com o valor 1. Isso se deve ao fato de que o primeiro elemento do vetor (localizado no índice 0) é, inicialmente, considerado como o maior_valor. Dessa forma, seu índice (0) já é armazenado na variável k antes do início do laço.</text:p>
      <text:p text:style-name="P6"/>
      <text:p text:style-name="P15">Código de montagem do RISC-V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bookmark-start text:name="__DdeLink__24_1933934981"/><text:tab/>.data</text:p>
            <text:p text:style-name="P20"><text:tab/>vetor: .word 3, 3, 1, 3, 3, 1, 4, 3 <text:s/># save[0] até save[<text:span text:style-name="T11">7</text:span>]</text:p>
            <text:p text:style-name="P20"><text:tab/></text:p>
            <text:p text:style-name="P20"><text:tab/>.text</text:p>
            <text:p text:style-name="P20"><text:tab/>main:</text:p>
            <text:p text:style-name="P20"><text:tab/> <text:s text:c="3"/>la <text:s text:c="2"/>s6, vetor <text:s text:c="5"/># endereço base de save[]</text:p>
            <text:p text:style-name="P20"><text:tab/> <text:s text:c="3"/>addi s5, zero, 8 <text:s text:c="3"/># indices = numero de valores no vetor</text:p>
            <text:p text:style-name="P20"><text:tab/> <text:s text:c="3"/>lw <text:s text:c="2"/>s0, 0(s6) <text:s text:c="5"/># maior_valor = primeiro valor é o maior no momento, salvo em s0</text:p>
            <text:p text:style-name="P20"><text:tab/> <text:s text:c="3"/>addi s3, zero, 1 <text:s text:c="3"/># i = inicializa contador do loop</text:p>
            <text:p text:style-name="P20"><text:tab/> <text:s text:c="3"/>addi s1, zero, 0 <text:s text:c="3"/># k = inicializa o indice do maior valor</text:p>
            <text:p text:style-name="P20"><text:tab/></text:p>
            <text:p text:style-name="P20"><text:tab/>Loop:</text:p>
            <text:p text:style-name="P20"><text:s text:c="16"/>slli t1, s3, 2 <text:s text:c="9"/># t1 = i * 4</text:p>
            <text:p text:style-name="P20"><text:tab/> <text:s text:c="3"/>add <text:s/>t1, t1, s6 <text:s text:c="8"/># t1 = endereço de vetor[i]</text:p>
            <text:p text:style-name="P20"><text:tab/> <text:s text:c="3"/>lw <text:s text:c="2"/>t0, 0(t1) <text:s text:c="9"/># t0 = vetor[i]</text:p>
            <text:p text:style-name="P20"><text:tab/> <text:s text:c="3"/>ble <text:s/>t0, s0, continue <text:s text:c="2"/># se t0 &lt;= s0, pula atualização do máximo</text:p>
            <text:p text:style-name="P20"><text:tab/> <text:s text:c="3"/>add <text:s/>s0, t0, zero <text:s text:c="6"/># atualiza o maior valor (s0 = t0)</text:p>
            <text:p text:style-name="P20"><text:tab/> <text:s text:c="3"/>add <text:s/>s1, s3, zero <text:s text:c="6"/># atualiza o indice do maior valor (s1 = s3)</text:p>
            <text:p text:style-name="P20"><text:tab/></text:p>
            <text:p text:style-name="P20"><text:tab/>continue:</text:p>
            <text:p text:style-name="P20"><text:tab/> <text:s text:c="3"/>addi s3, s3, 1 <text:s text:c="9"/># i++</text:p>
            <text:p text:style-name="P20"><text:tab/> <text:s text:c="3"/>blt <text:s/>s3, s5, Loop <text:s text:c="6"/># se i &lt; tamanho do vetor, continua loop</text:p>
            <text:p text:style-name="P20"><text:tab/> <text:s text:c="3"/></text:p>
            <text:p text:style-name="P20"><text:tab/>Exit:</text:p>
            <text:p text:style-name="P20"><text:tab/> <text:s text:c="3"/>nop <text:s text:c="20"/># fim do laço (s0 contém o maior valor e s1 contém o valor do indice)<text:bookmark-end text:name="__DdeLink__24_1933934981"/></text:p>
          </table:table-cell>
        </table:table-row>
      </table:table>
      <text:p text:style-name="P3"/>
      <text:p text:style-name="P17"><text:span text:style-name="T9">Desenvolvimento do código em </text:span>linguagem de montagem:</text:p>
      <text:p text:style-name="P9"><text:tab/>Primeiramente, <text:span text:style-name="T5">foi</text:span> preciso definir onde os dados do vetor <text:span text:style-name="T5">ficariam</text:span> guardados na memória. No RISC-V, é <text:span text:style-name="T5">utilizada</text:span> a diretiva .data para indicar que o que vem a seguir são esses dados. Para o <text:s/>vetor, <text:span text:style-name="T6">foi utilizado</text:span> um rótulo (label) chamado vetor. <text:span text:style-name="T5">Nele foi armazenado </text:span>números inteiros, <text:span text:style-name="T6">que é definido pela</text:span> diretiva .word. Finalizada a declaração dos dados as próximas linhas contêm as instruções do programa <text:span text:style-name="T6">inciada pela</text:span> diretiva .text, ou seja, o código de montagem propriamente <text:soft-page-break/>dito. O rótulo main é convencionalmente usado para marcar o ponto de entrada, a função principal onde a execução do código se inicia.</text:p>
      <text:p text:style-name="P8"><text:tab/>Agora, seguindo a lógica que <text:span text:style-name="T6">estabelecida</text:span> no programa em C, o próximo passo <text:span text:style-name="T6">foi</text:span> preparar o acesso aos dados do vetor. Na linguagem de montagem, em vez de carregar o vetor inteiro de uma vez para uma variável, é <text:span text:style-name="T6">utilizado o</text:span> endereço inicial <text:span text:style-name="T6">do vetor</text:span> na memória. Assim, o endereço base do vetor é carregado no registrador s6 (usando a pseudo-instrução la, Load Address). A partir desse endereço base, <text:span text:style-name="T6">pode-se</text:span> calcular a posição de cada um dos outros elementos do vetor somando um deslocamento (offset). Como cada elemento definido com .word ocupa 4 bytes, esse deslocamento é o índice do elemento multiplicado por 4. Após carregar o endereço base em s6, <text:span text:style-name="T4"><text:s/>é inicializado</text:span> o registrador s5 com o tamanho do vetor.</text:p>
      <text:p text:style-name="P9"><text:tab/>Para carregar o primeiro valor do vetor (vetor[0]) na variável “maior_valor” (que é o registrador s0), <text:span text:style-name="T7">foi utilizada</text:span> a instrução lw (Load Word). Ela lê da memória o valor que está no endereço contido em s6 com um deslocamento de 0 bytes (0(s6)). Com o maior_valor devidamente guardado em s0, carregamos o valor 1 no registrador s3. Este será nosso contador i, e ele começa em 1 porque já <text:span text:style-name="T7">o</text:span> vetor[0] é <text:span text:style-name="T7">considerado </text:span>o maior valor inicial, então a verificação do laço começará a partir do segundo elemento (vetor[1]). Por último, antes de iniciar o laço, o registrador s1 (que representará k, o índice do maior valor) é inicializado com 0, correspondendo ao índice de vetor[0]. Com <text:span text:style-name="T7">p</text:span>reparações <text:span text:style-name="T7">de dados finalizadas</text:span>, <text:span text:style-name="T7">foi definido</text:span> um rótulo chamado Loop para marcar onde <text:span text:style-name="T7">o</text:span> laço de repetição começa.</text:p>
      <text:p text:style-name="P9"><text:tab/>Dentro do Loop, para acessar o elemento vetor[i], é <text:span text:style-name="T7">necessário</text:span> primeiro calcular seu endereço na memória. <text:span text:style-name="T7">Isso é feito</text:span> multiplicando o índice atual i (que está em s3) por 4. No RISC-V, uma forma eficiente de multiplicar por 4 é realizar um deslocamento lógico de 2 bits para a esquerda sobre o valor do índice (<text:bookmark-start text:name="__DdeLink__12_1933934981"/>instrução slli t1, s3, 2<text:bookmark-end text:name="__DdeLink__12_1933934981"/>). O resultado (i*4) é armazenado em t1. Em seguida, é <text:span text:style-name="T7">somado</text:span> esse deslocamento (t1) ao endereço base do vetor (s6) para obter o endereço exato do elemento vetor[i]. O valor que está neste endereço calculado é então carregado no registrador t0 usando lw t0, 0(t1).</text:p>
      <text:p text:style-name="P9"><text:tab/>Por exemplo, na primeira iteração do laço, i (em s3) é 1. O deslocamento calculado será 1 * 4 = 4 bytes. Se o endereço base do vetor (em s6) fosse, hipoteticamente, 0x10010000, o endereço de vetor[1] seria 0x10010004. Se o nosso vetor de exemplo é {<text:span text:style-name="T8">3</text:span>, <text:span text:style-name="T8">3</text:span>, <text:span text:style-name="T8">1</text:span>,...}, o valor <text:span text:style-name="T8">3</text:span> (que é vetor[1]) seria carregado em t0.</text:p>
      <text:p text:style-name="P11"><text:tab/>Com vetor[i] em t0, este valor é <text:span text:style-name="T8">comparado </text:span>com o maior_valor atual (que está em s0). Se vetor[i] for menor ou igual ao maior_valor (avaliado pela instrução ble t0, s0, continue), o programa desvia diretamente para o rótulo “continue”, ignorando as instruções de atualização do maior valor.</text:p>
      <text:p text:style-name="P11"><text:tab/>Caso contrário, se vetor[i] (em t0) for maior que o maior_valor atual (em s0), as atualizações são necessárias: maior_valor (s0) recebe o novo maior valor, que é vetor[i] (de t0), e o índice k (s1) é atualizado com o valor corrente de i (de s3). Após essas atualizações, o fluxo do programa segue para a seção continue (pois não há um desvio que a pule neste caso).</text:p>
      <text:p text:style-name="P11"><text:tab/>Na seção continue, o contador i (s3) é incrementado em 1 (addi s3, s3, 1). Logo em seguida, o programa verifica a condição de permanência no laço: se i ainda é menor que o tamanho do vetor, ou seja, se s3 &lt; s5 <text:span text:style-name="T8">(</text:span>blt s3, s5, Loop<text:span text:style-name="T8">),</text:span> o programa desvia de volta para o rótulo Loop, iniciando uma nova iteração para verificar o próximo elemento do vetor.</text:p>
      <text:p text:style-name="P11"><text:span text:style-name="T8"><text:tab/>Q</text:span>uando o contador i (s3) não for mais menor que o tamanho do vetor (s5) – ou seja, quando i se tornar igual a s5, a condição do blt falha. Nesse momento, o laço Loop termina. O programa então prossegue para o rótulo Exit (ou simplesmente continua para a próxima instrução após o blt). Isso sinaliza o fim da lógica de busca pelo maior valor. Ao final, o registrador s0 <text:span text:style-name="T8">contem</text:span> o maior valor encontrado no vetor, e s1 conte<text:span text:style-name="T8">m</text:span> o índice correspondente a esse valor.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9:23:35.295576601</meta:creation-date>
    <dc:date>2025-05-30T00:51:01.586194409</dc:date>
    <meta:editing-duration>PT18M7S</meta:editing-duration>
    <meta:editing-cycles>5</meta:editing-cycles>
    <meta:generator>LibreOffice/24.2.7.2$Linux_X86_64 LibreOffice_project/420$Build-2</meta:generator>
    <meta:print-date>2025-05-30T00:46:56.006617634</meta:print-date>
    <meta:printed-by>PDF files</meta:printed-by>
    <meta:document-statistic meta:table-count="3" meta:image-count="1" meta:object-count="0" meta:page-count="3" meta:paragraph-count="72" meta:word-count="1397" meta:character-count="8141" meta:non-whitespace-character-count="6472"/>
  </office:meta>
</office:document-meta>
</file>